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24.684cm" fo:margin-left="-0.199cm" fo:margin-top="0cm" fo:margin-bottom="0cm" style:page-number="auto" table:align="left" style:writing-mode="lr-tb"/>
    </style:style>
    <style:style style:name="Tabela1.A" style:family="table-column">
      <style:table-column-properties style:column-width="4.921cm"/>
    </style:style>
    <style:style style:name="Tabela1.B" style:family="table-column">
      <style:table-column-properties style:column-width="4.946cm"/>
    </style:style>
    <style:style style:name="Tabela1.C" style:family="table-column">
      <style:table-column-properties style:column-width="4.923cm"/>
    </style:style>
    <style:style style:name="Tabela1.E" style:family="table-column">
      <style:table-column-properties style:column-width="4.94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7a8c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398c2f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31b03f" officeooo:paragraph-rsid="0031b03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3b5a28" officeooo:paragraph-rsid="003b5a28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officeooo:rsid="001e3631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1fbc5b" style:font-size-asian="10pt" style:font-name-complex="Times New Roman1" style:font-size-complex="10pt"/>
    </style:style>
    <style:style style:name="T4" style:family="text">
      <style:text-properties style:font-name="Times New Roman" fo:font-size="10pt" officeooo:rsid="00245cd3" style:font-size-asian="10pt" style:font-name-complex="Times New Roman1" style:font-size-complex="10pt"/>
    </style:style>
    <style:style style:name="T5" style:family="text">
      <style:text-properties style:font-name="Times New Roman" fo:font-size="10pt" officeooo:rsid="002cc036" style:font-size-asian="10pt" style:font-name-complex="Times New Roman1" style:font-size-complex="10pt"/>
    </style:style>
    <style:style style:name="T6" style:family="text">
      <style:text-properties style:font-name="Times New Roman" fo:font-size="10pt" officeooo:rsid="002ebffa" style:font-size-asian="10pt" style:font-name-complex="Times New Roman1" style:font-size-complex="10pt"/>
    </style:style>
    <style:style style:name="T7" style:family="text">
      <style:text-properties style:font-name="Times New Roman" fo:font-size="10pt" officeooo:rsid="003001e4" style:font-size-asian="10pt" style:font-name-complex="Times New Roman1" style:font-size-complex="10pt"/>
    </style:style>
    <style:style style:name="T8" style:family="text">
      <style:text-properties style:font-name="Times New Roman" fo:font-size="10pt" officeooo:rsid="0032a4af" style:font-size-asian="10pt" style:font-name-complex="Times New Roman1" style:font-size-complex="10pt"/>
    </style:style>
    <style:style style:name="T9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  <style:style style:name="T11" style:family="text">
      <style:text-properties style:font-name="Times New Roman" fo:font-size="10pt" fo:font-style="italic" officeooo:rsid="0032a4af" style:font-size-asian="10pt" style:font-style-asian="italic" style:font-name-complex="Times New Roman1" style:font-size-complex="10pt" style:font-style-complex="italic"/>
    </style:style>
    <style:style style:name="T12" style:family="text">
      <style:text-properties style:font-name="Times New Roman" fo:font-size="10pt" fo:font-style="normal" style:font-size-asian="10pt" style:font-style-asian="normal" style:font-name-complex="Times New Roman1" style:font-size-complex="10pt" style:font-style-complex="normal"/>
    </style:style>
    <style:style style:name="T13" style:family="text">
      <style:text-properties style:font-name="Times New Roman" fo:font-size="10pt" fo:font-style="normal" officeooo:rsid="0015e356" style:font-size-asian="10pt" style:font-style-asian="normal" style:font-name-complex="Times New Roman1" style:font-size-complex="10pt" style:font-style-complex="normal"/>
    </style:style>
    <style:style style:name="T14" style:family="text">
      <style:text-properties style:font-name="Times New Roman" fo:font-size="10pt" fo:font-style="normal" officeooo:rsid="0016bb82" style:font-size-asian="10pt" style:font-style-asian="normal" style:font-name-complex="Times New Roman1" style:font-size-complex="10pt" style:font-style-complex="normal"/>
    </style:style>
    <style:style style:name="T15" style:family="text">
      <style:text-properties style:font-name="Times New Roman" fo:font-size="10pt" fo:font-style="normal" officeooo:rsid="0018966e" style:font-size-asian="10pt" style:font-style-asian="normal" style:font-name-complex="Times New Roman1" style:font-size-complex="10pt" style:font-style-complex="normal"/>
    </style:style>
    <style:style style:name="T16" style:family="text">
      <style:text-properties style:font-name="Times New Roman" fo:font-size="10pt" fo:font-style="normal" officeooo:rsid="001980d5" style:font-size-asian="10pt" style:font-style-asian="normal" style:font-name-complex="Times New Roman1" style:font-size-complex="10pt" style:font-style-complex="normal"/>
    </style:style>
    <style:style style:name="T17" style:family="text">
      <style:text-properties style:font-name="Times New Roman" fo:font-size="10pt" fo:font-style="normal" officeooo:rsid="001adb97" style:font-size-asian="10pt" style:font-style-asian="normal" style:font-name-complex="Times New Roman1" style:font-size-complex="10pt" style:font-style-complex="normal"/>
    </style:style>
    <style:style style:name="T18" style:family="text">
      <style:text-properties style:font-name="Times New Roman" fo:font-size="10pt" fo:font-style="normal" officeooo:rsid="001ca847" style:font-size-asian="10pt" style:font-style-asian="normal" style:font-name-complex="Times New Roman1" style:font-size-complex="10pt" style:font-style-complex="normal"/>
    </style:style>
    <style:style style:name="T19" style:family="text">
      <style:text-properties style:font-name="Times New Roman" fo:font-size="10pt" fo:font-style="normal" officeooo:rsid="001fbc5b" style:font-size-asian="10pt" style:font-style-asian="normal" style:font-name-complex="Times New Roman1" style:font-size-complex="10pt" style:font-style-complex="normal"/>
    </style:style>
    <style:style style:name="T20" style:family="text">
      <style:text-properties style:font-name="Times New Roman" fo:font-size="10pt" fo:font-style="normal" officeooo:rsid="00219a40" style:font-size-asian="10pt" style:font-style-asian="normal" style:font-name-complex="Times New Roman1" style:font-size-complex="10pt" style:font-style-complex="normal"/>
    </style:style>
    <style:style style:name="T21" style:family="text">
      <style:text-properties style:font-name="Times New Roman" fo:font-size="10pt" fo:font-style="normal" officeooo:rsid="0021a8ed" style:font-size-asian="10pt" style:font-style-asian="normal" style:font-name-complex="Times New Roman1" style:font-size-complex="10pt" style:font-style-complex="normal"/>
    </style:style>
    <style:style style:name="T22" style:family="text">
      <style:text-properties style:font-name="Times New Roman" fo:font-size="10pt" fo:font-style="normal" officeooo:rsid="0023df9a" style:font-size-asian="10pt" style:font-style-asian="normal" style:font-name-complex="Times New Roman1" style:font-size-complex="10pt" style:font-style-complex="normal"/>
    </style:style>
    <style:style style:name="T23" style:family="text">
      <style:text-properties style:font-name="Times New Roman" fo:font-size="10pt" fo:font-style="normal" officeooo:rsid="0024d726" style:font-size-asian="10pt" style:font-style-asian="normal" style:font-name-complex="Times New Roman1" style:font-size-complex="10pt" style:font-style-complex="normal"/>
    </style:style>
    <style:style style:name="T24" style:family="text">
      <style:text-properties style:font-name="Times New Roman" fo:font-size="10pt" fo:font-style="normal" officeooo:rsid="0025bcdb" style:font-size-asian="10pt" style:font-style-asian="normal" style:font-name-complex="Times New Roman1" style:font-size-complex="10pt" style:font-style-complex="normal"/>
    </style:style>
    <style:style style:name="T25" style:family="text">
      <style:text-properties style:font-name="Times New Roman" fo:font-size="10pt" fo:font-style="normal" officeooo:rsid="0027a8c8" style:font-size-asian="10pt" style:font-style-asian="normal" style:font-name-complex="Times New Roman1" style:font-size-complex="10pt" style:font-style-complex="normal"/>
    </style:style>
    <style:style style:name="T26" style:family="text">
      <style:text-properties style:font-name="Times New Roman" fo:font-size="10pt" fo:font-style="normal" officeooo:rsid="0028990e" style:font-size-asian="10pt" style:font-style-asian="normal" style:font-name-complex="Times New Roman1" style:font-size-complex="10pt" style:font-style-complex="normal"/>
    </style:style>
    <style:style style:name="T27" style:family="text">
      <style:text-properties style:font-name="Times New Roman" fo:font-size="10pt" fo:font-style="normal" officeooo:rsid="002abf46" style:font-size-asian="10pt" style:font-style-asian="normal" style:font-name-complex="Times New Roman1" style:font-size-complex="10pt" style:font-style-complex="normal"/>
    </style:style>
    <style:style style:name="T28" style:family="text">
      <style:text-properties style:font-name="Times New Roman" fo:font-size="10pt" fo:font-style="normal" officeooo:rsid="002b0504" style:font-size-asian="10pt" style:font-style-asian="normal" style:font-name-complex="Times New Roman1" style:font-size-complex="10pt" style:font-style-complex="normal"/>
    </style:style>
    <style:style style:name="T29" style:family="text">
      <style:text-properties style:font-name="Times New Roman" fo:font-size="10pt" fo:font-style="normal" officeooo:rsid="00381ad1" style:font-size-asian="10pt" style:font-style-asian="normal" style:font-name-complex="Times New Roman1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 table:style-name="Tabela1.1">
          <table:table-cell table:style-name="Tabela1.A1" office:value-type="string">
            <text:p text:style-name="P5">Clientes</text:p>
          </table:table-cell>
          <table:table-cell table:style-name="Tabela1.A1" office:value-type="string">
            <text:p text:style-name="P5">Métodos e Procedimentos</text:p>
          </table:table-cell>
          <table:table-cell table:style-name="Tabela1.A1" office:value-type="string">
            <text:p text:style-name="P5">Objetivo</text:p>
          </table:table-cell>
          <table:table-cell table:style-name="Tabela1.A1" office:value-type="string">
            <text:p text:style-name="P5">Justificativa</text:p>
          </table:table-cell>
          <table:table-cell table:style-name="Tabela1.A1" office:value-type="string">
            <text:p text:style-name="P5">Referencial bibliográfico</text:p>
          </table:table-cell>
        </table:table-row>
        <table:table-row table:style-name="Tabela1.1">
          <table:table-cell table:style-name="Tabela1.A1" table:number-rows-spanned="3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table:number-rows-spanned="3" office:value-type="string">
            <text:p text:style-name="P3"><text:bookmark text:name="_GoBack"/><text:span text:style-name="T1">Prevenir ataques do tipo </text:span><text:span text:style-name="T10">zero-day,</text:span><text:span text:style-name="T12"> através de dados presentes </text:span><text:span text:style-name="T13">em </text:span><text:span text:style-name="T29">várias </text:span><text:span text:style-name="T13">bases de dados que contém </text:span><text:span text:style-name="T23">detalhes</text:span><text:span text:style-name="T13"> </text:span><text:span text:style-name="T14">d</text:span><text:span text:style-name="T19">e</text:span><text:span text:style-name="T14"> </text:span><text:span text:style-name="T13">vulnerabilidades </text:span><text:span text:style-name="T14">divulgadas</text:span><text:span text:style-name="T12">. </text:span><text:span text:style-name="T21">Por meio d</text:span><text:span text:style-name="T24">isso</text:span><text:span text:style-name="T15"> </text:span><text:span text:style-name="T16">verificar informações </text:span><text:span text:style-name="T28">de alta relevância </text:span><text:span text:style-name="T16">que </text:span><text:span text:style-name="T25">podem ser consideradas, </text:span><text:span text:style-name="T28">e</text:span><text:span text:style-name="T25"> que pode</text:span><text:span text:style-name="T27">rão</text:span><text:span text:style-name="T25"> ser utilizadas </text:span><text:span text:style-name="T22">para a</text:span><text:span text:style-name="T16"> preven</text:span><text:span text:style-name="T22">ção de</text:span><text:span text:style-name="T16"> ataques </text:span><text:span text:style-name="T22">futuros</text:span><text:span text:style-name="T16">, </text:span><text:span text:style-name="T18">ou </text:span><text:span text:style-name="T26">através da</text:span><text:span text:style-name="T18"> combina</text:span><text:span text:style-name="T20">ção de </text:span><text:span text:style-name="T18">informações de bancos de dados </text:span><text:span text:style-name="T22">diferentes.</text:span></text:p>
          </table:table-cell>
          <table:table-cell table:style-name="Tabela1.A1" office:value-type="string">
            <text:p text:style-name="P4"><text:span text:style-name="T2">Preveni</text:span><text:span text:style-name="T3">ndo</text:span><text:span text:style-name="T2"> esses </text:span><text:span text:style-name="T1">ataques do tipo </text:span><text:span text:style-name="T9">zero-day</text:span><text:span text:style-name="T1">, </text:span><text:span text:style-name="T5">evita</text:span><text:span text:style-name="T4"> que as vulnerabilidades caiam em mãos de pessoas de má indole. </text:span><text:span text:style-name="T6">Consequentemente, evitando que dados sigilosos de organizações sejam expostos para pessoas não autorizadas. Além do que, precavendo auxilia os fornecedores </text:span><text:span text:style-name="T8">de </text:span><text:span text:style-name="T11">software</text:span><text:span text:style-name="T6"> </text:span><text:span text:style-name="T8">saibam</text:span><text:span text:style-name="T6"> quais vulnerabilidades </text:span><text:span text:style-name="T7">estão presente</text:span><text:span text:style-name="T6"> em sua aplicação, </text:span><text:span text:style-name="T7">fazendo com que os responsáveis disponibilizem atualizações.</text:span></text:p>
          </table:table-cell>
          <table:table-cell table:style-name="Tabela1.A1" table:number-rows-spanned="3" office:value-type="string">
            <text:p text:style-name="P6">BILGE, LEYLA; DUMITRAS, TUDOR. Before we knew it: an empirical study of zero-day attacks in the real world (DOI:10.1145/2382196.2382284);</text:p>
            <text:p text:style-name="P6">EGELMAN, SERGE; HERLEY, CORMAC; C. V. OORSCHOT, PAUL. Markets for Zero-Day Exploits: Ethics and Implications (DOI: 10.1145/2535813.2535818);</text:p>
            <text:p text:style-name="P6">FOTI, PAOLO; ARMIN, JART; CREMONINI, MARCO. 0-Day Vulnerabilities and Cybercrime (DOI: 10.1109/ARES.2015.55);</text:p>
            <text:p text:style-name="P6">KUMAR, PRATAP; K. SETH, RAVI. A Review on 0-day Vulnerability Testing in Web Application (DOI: 10.1145/2905055.2905357);</text:p>
            <text:p text:style-name="P6">LAST, DAVI; Forecasting Zero-Day Vulnerabilities (DOI: 10.1145/2897795.2897813);</text:p>
            <text:p text:style-name="P6">LUO, TIANYNUE; NI, CHEN; HAN, QING; YANG, MUTIAN; WU, JINGZHENG; WU, YANJUN. POSTER: PatchGen: Towards Automated Patch Detection and Generation for 1-Day Vulnerabilities (DOI: 10.1145/2810103.2810122)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Recursos necessários</text:p>
          </table:table-cell>
          <table:covered-table-cell/>
          <table:table-cell table:style-name="Tabela1.A1" office:value-type="string">
            <text:p text:style-name="P5">Capítulos e seções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<text:span text:style-name="T12">NVD (</text:span><text:span text:style-name="T10">National Vulnerability Database</text:span><text:span text:style-name="T12">), </text:span><text:span text:style-name="T17">do </text:span><text:span text:style-name="T12">NIST (</text:span><text:span text:style-name="T10">National Institute of Standards and Technology</text:span><text:span text:style-name="T12">).</text:span></text:p>
            <text:p text:style-name="P7"><text:span text:style-name="T12">CVE (</text:span><text:span text:style-name="T10">Common Vulnerabilities and Exposures)</text:span><text:span text:style-name="T12">.</text:span></text:p>
            <text:p text:style-name="P8"><text:span text:style-name="T10">Listing of Threats </text:span><text:span text:style-name="T12">&amp;</text:span><text:span text:style-name="T10"> Risk</text:span><text:span text:style-name="T12">, da Symantec.</text:span></text:p>
          </table:table-cell>
          <table:covered-table-cell/>
          <table:table-cell table:style-name="Tabela1.A1" office:value-type="string"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TimesNewRoman" fo:font-family="TimesNewRoman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5:24:00</meta:creation-date>
    <meta:initial-creator>Usuário do Windows</meta:initial-creator>
    <dc:language>pt-BR</dc:language>
    <dc:date>2017-06-23T02:08:40.158276969</dc:date>
    <meta:editing-cycles>57</meta:editing-cycles>
    <meta:editing-duration>PT4H27M42S</meta:editing-duration>
    <meta:generator>LibreOffice/5.2.2.2$Linux_X86_64 LibreOffice_project/20m0$Build-2</meta:generator>
    <meta:document-statistic meta:table-count="1" meta:image-count="0" meta:object-count="0" meta:page-count="1" meta:paragraph-count="18" meta:word-count="242" meta:character-count="1842" meta:non-whitespace-character-count="16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